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74ea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4622f" style:font-name-asian="Times New Roman1" style:font-weight-asian="bold" style:font-size-complex="14pt"/>
    </style:style>
    <style:style style:name="T10" style:family="text">
      <style:text-properties fo:background-color="#ffffff" loext:char-shading-value="0" style:font-name-asian="Calibri" style:font-name-complex="Times New Roman1"/>
    </style:style>
    <style:style style:name="T11" style:family="text">
      <style:text-properties officeooo:rsid="00a508f2" fo:background-color="#ffffff" loext:char-shading-value="0" style:font-name-asian="Calibri" style:font-name-complex="Times New Roman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10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Виключення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Виключення</text:span></text:p>
      <text:p text:style-name="P15"/>
      <text:p text:style-name="P16">Завдання. <text:span text:style-name="T12">Написати програму на мові С++з декількох функцій, яка містить генерацію та відстеження виняткових ситуацій. Передбачити використання поліморфізму спадкування для класів-виключень.</text:span></text:p>
      <text:p text:style-name="P18"/>
      <text:p text:style-name="P17"><text:span text:style-name="T10">Індивідуальн</text:span><text:span text:style-name="T11">е</text:span><text:span text:style-name="T10"> завдання. </text:span><text:span text:style-name="T13">Клас та функцію обрати за власними вподобаннями для довільної предметної області.</text:span></text:p>
      <text:p text:style-name="P16"/>
      <text:p text:style-name="P19">Текст програми.</text:p>
      <text:p text:style-name="P19"/>
      <text:p text:style-name="P19">Приклад роботи програми.</text:p>
      <text:p text:style-name="P19"/>
      <text:p text:style-name="P19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7T15:02:23.457156719</dc:date>
    <meta:editing-duration>PT7H52M15S</meta:editing-duration>
    <meta:editing-cycles>138</meta:editing-cycles>
    <meta:generator>LibreOffice/6.4.7.2$Linux_X86_64 LibreOffice_project/40$Build-2</meta:generator>
    <meta:document-statistic meta:table-count="0" meta:image-count="0" meta:object-count="1" meta:page-count="2" meta:paragraph-count="21" meta:word-count="82" meta:character-count="697" meta:non-whitespace-character-count="630"/>
  </office:meta>
</office:document-meta>
</file>